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176.74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92.44pt"/>
    </style:style>
    <style:style style:name="co5" style:family="table-column">
      <style:table-column-properties fo:break-before="auto" style:column-width="268.16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64.4pt"/>
    </style:style>
    <style:style style:name="co8" style:family="table-column">
      <style:table-column-properties fo:break-before="auto" style:column-width="67.89pt"/>
    </style:style>
    <style:style style:name="co9" style:family="table-column">
      <style:table-column-properties fo:break-before="auto" style:column-width="86.46pt"/>
    </style:style>
    <style:style style:name="co10" style:family="table-column">
      <style:table-column-properties fo:break-before="auto" style:column-width="72.5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06.11pt"/>
    </style:style>
    <style:style style:name="co13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1.44pt" fo:break-before="auto" style:use-optimal-row-height="false"/>
    </style:style>
    <style:style style:name="ro3" style:family="table-row">
      <style:table-row-properties style:row-height="22.45pt" fo:break-before="auto" style:use-optimal-row-height="true"/>
    </style:style>
    <style:style style:name="ro4" style:family="table-row">
      <style:table-row-properties style:row-height="23.19pt" fo:break-before="auto" style:use-optimal-row-height="false"/>
    </style:style>
    <style:style style:name="ro5" style:family="table-row">
      <style:table-row-properties style:row-height="77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end" fo:margin-left="0pt"/>
      <style:text-properties fo:color="#666666" style:font-name="Lato" fo:font-style="italic" style:font-style-asian="italic" style:font-style-complex="italic"/>
    </style:style>
    <style:style style:name="ce9" style:family="table-cell" style:parent-style-name="Default">
      <style:text-properties style:font-name="Lato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border="0.06pt solid #666666" style:vertical-align="middle"/>
      <style:text-properties fo:color="#666666" style:font-name="Lato" fo:font-style="italic" style:font-style-asian="italic" style:font-style-complex="italic"/>
    </style:style>
    <style:style style:name="ce13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Lato" fo:font-style="italic" style:font-style-asian="italic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17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23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Lato" fo:font-style="italic" style:font-style-asian="italic" style:font-style-complex="italic"/>
    </style:style>
    <style:style style:name="ce24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Lato" fo:font-style="italic" style:font-style-asian="italic" style:font-style-complex="italic"/>
    </style:style>
    <style:style style:name="ce29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ext-properties style:font-name="Lato" fo:font-weight="bold" style:font-weight-asian="bold" style:font-weight-complex="bold"/>
    </style:style>
    <style:style style:name="ce43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cccccc"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wrap-option="wrap"/>
      <style:text-properties style:font-name="Lato"/>
    </style:style>
    <style:style style:name="ce48" style:family="table-cell" style:parent-style-name="Default">
      <style:table-cell-properties fo:wrap-option="wrap"/>
      <style:text-properties fo:color="#000000" style:font-name="Lato" style:font-name-asian="Arial"/>
    </style:style>
    <style:style style:name="ce49" style:family="table-cell" style:parent-style-name="Default" style:data-style-name="N137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39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22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39">
      <style:table-cell-properties fo:wrap-option="wrap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39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1">
      <style:table-cell-properties fo:background-color="#cccccc"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1">
      <style:table-cell-properties fo:wrap-option="wrap" style:vertical-align="bottom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1">
      <style:table-cell-properties fo:wrap-option="wrap"/>
      <style:text-properties fo:color="#000000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1">
      <style:table-cell-properties fo:wrap-option="wrap"/>
      <style:text-properties style:font-name="Lato"/>
    </style:style>
    <style:style style:name="ce59" style:family="table-cell" style:parent-style-name="Default" style:data-style-name="N122">
      <style:table-cell-properties fo:wrap-option="wrap"/>
      <style:text-properties style:font-name="Lato"/>
    </style:style>
    <style:style style:name="ce60" style:family="table-cell" style:parent-style-name="Default" style:data-style-name="N104">
      <style:table-cell-properties fo:wrap-option="wrap"/>
      <style:text-properties style:font-name="Lato"/>
    </style:style>
    <style:style style:name="ce61" style:family="table-cell" style:parent-style-name="Default" style:data-style-name="N140">
      <style:table-cell-properties fo:background-color="#cccccc" fo:wrap-option="wrap" style:vertical-align="bottom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40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41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40">
      <style:table-cell-properties fo:wrap-option="wrap" style:vertical-align="bottom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41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fo:color="#666666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Lato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at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font-name="Lato"/>
    </style:style>
    <style:style style:name="ce104" style:family="table-cell" style:parent-style-name="Default" style:data-style-name="N122">
      <style:text-properties style:font-name="Lato"/>
    </style:style>
    <style:style style:name="ce105" style:family="table-cell" style:parent-style-name="Default" style:data-style-name="N104">
      <style:text-properties style:font-name="Lato"/>
    </style:style>
  </office:automatic-styles>
  <office:body>
    <office:spreadsheet>
      <table:calculation-settings table:automatic-find-labels="false"/>
      <table:table table:name="Fee Breakdown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6"/>
        <table:table-column table:style-name="co3" table:default-cell-style-name="ce22"/>
        <table:table-column table:style-name="co3" table:default-cell-style-name="ce16"/>
        <table:table-column table:style-name="co3" table:default-cell-style-name="ce22"/>
        <table:table-column table:style-name="co3" table:default-cell-style-name="ce16"/>
        <table:table-column table:style-name="co3" table:default-cell-style-name="ce22"/>
        <table:table-column table:style-name="co3" table:default-cell-style-name="ce16"/>
        <table:table-column table:style-name="co4" table:number-columns-repeated="1015" table:default-cell-style-name="ce9"/>
        <table:table-row table:style-name="ro1">
          <table:table-cell table:style-name="ce1" table:number-columns-repeated="2"/>
          <table:table-cell table:style-name="ce1" office:value-type="string" calcext:value-type="string" table:number-columns-spanned="2" table:number-rows-spanned="1">
            <text:p>Approach <text:s/>(A)</text:p>
          </table:table-cell>
          <table:covered-table-cell table:style-name="ce17"/>
          <table:table-cell table:style-name="ce1" office:value-type="string" calcext:value-type="string" table:number-columns-spanned="2" table:number-rows-spanned="1">
            <text:p>Approach <text:s/>(B)</text:p>
          </table:table-cell>
          <table:covered-table-cell table:style-name="ce17"/>
          <table:table-cell table:style-name="ce1" office:value-type="string" calcext:value-type="string" table:number-columns-spanned="2" table:number-rows-spanned="1">
            <text:p>Approach (C)</text:p>
          </table:table-cell>
          <table:covered-table-cell table:style-name="ce17"/>
          <table:table-cell table:style-name="ce1" office:value-type="string" calcext:value-type="string" table:number-columns-spanned="1" table:number-rows-spanned="2">
            <text:p>Estimated Duration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Rough % of Const. Costs</text:p>
          </table:table-cell>
          <table:table-cell table:style-name="ce18" office:value-type="string" calcext:value-type="string">
            <text:p>Not-To-Exceed</text:p>
          </table:table-cell>
          <table:table-cell table:style-name="ce2" table:formula="of:=[.C2]" office:value-type="string" office:string-value="Rough % of Const. Costs" calcext:value-type="string">
            <text:p>Rough % of Const. Costs</text:p>
          </table:table-cell>
          <table:table-cell table:style-name="ce18" office:value-type="string" calcext:value-type="string">
            <text:p>Not-To-Exceed</text:p>
          </table:table-cell>
          <table:table-cell table:style-name="ce2" table:formula="of:=[.C2]" office:value-type="string" office:string-value="Rough % of Const. Costs" calcext:value-type="string">
            <text:p>Rough % of Const. Costs</text:p>
          </table:table-cell>
          <table:table-cell table:style-name="ce18" office:value-type="string" calcext:value-type="string">
            <text:p>Not-To-Exceed</text:p>
          </table:table-cell>
          <table:covered-table-cell table:style-name="ce2" table:formula="of:=[.E2]" office:value-type="string" office:string-value="Rough % of Const. Costs" calcext:value-type="string">
            <text:p>Rough % of Const. Costs</text:p>
          </table:covered-table-cell>
          <table:table-cell table:style-name="ce40" table:number-columns-repeated="1014"/>
          <table:table-cell/>
        </table:table-row>
        <table:table-row table:style-name="ro3">
          <table:table-cell table:style-name="ce3" office:value-type="percentage" office:value="0.1" calcext:value-type="percentage">
            <text:p>10.00%</text:p>
          </table:table-cell>
          <table:table-cell table:style-name="ce10" office:value-type="string" calcext:value-type="string">
            <text:p>Phase 1: </text:p>
            <text:p>Pre-Design &amp; Programming</text:p>
          </table:table-cell>
          <table:table-cell table:style-name="ce13" table:formula="of:=[.$A3]*[.C$9]" office:value-type="percentage" office:value="0.006" calcext:value-type="percentage">
            <text:p>0.6%</text:p>
          </table:table-cell>
          <table:table-cell table:style-name="ce19" table:formula="of:=[.C3]*[.$H$10]" office:value-type="currency" office:currency="USD" office:value="840" calcext:value-type="currency">
            <text:p>$840</text:p>
          </table:table-cell>
          <table:table-cell table:style-name="ce13" table:formula="of:=[.$A3]*[.E$9]" office:value-type="percentage" office:value="0.007" calcext:value-type="percentage">
            <text:p>0.7%</text:p>
          </table:table-cell>
          <table:table-cell table:style-name="ce19" table:formula="of:=[.E3]*[.$H$10]" office:value-type="currency" office:currency="USD" office:value="980" calcext:value-type="currency">
            <text:p>$980</text:p>
          </table:table-cell>
          <table:table-cell table:style-name="ce13" table:formula="of:=[.$A3]*[.G$9]" office:value-type="percentage" office:value="0.008" calcext:value-type="percentage">
            <text:p>0.8%</text:p>
          </table:table-cell>
          <table:table-cell table:style-name="ce19" table:formula="of:=[.G3]*[.$H$10]" office:value-type="currency" office:currency="USD" office:value="1120" calcext:value-type="currency">
            <text:p>$1,120</text:p>
          </table:table-cell>
          <table:table-cell table:style-name="ce29" table:formula="of:=ROUNDUP(['Hour Breakdown'.F10];0)" office:value-type="float" office:value="2" calcext:value-type="float">
            <text:p>2.0 wks</text:p>
          </table:table-cell>
          <table:table-cell table:number-columns-repeated="1015"/>
        </table:table-row>
        <table:table-row table:style-name="ro3">
          <table:table-cell table:style-name="ce3" office:value-type="percentage" office:value="0.2" calcext:value-type="percentage">
            <text:p>20.00%</text:p>
          </table:table-cell>
          <table:table-cell table:style-name="ce10" office:value-type="string" calcext:value-type="string">
            <text:p>Phase 2: </text:p>
            <text:p>Schematic Design</text:p>
          </table:table-cell>
          <table:table-cell table:style-name="ce13" table:formula="of:=[.$A4]*[.C$9]" office:value-type="percentage" office:value="0.012" calcext:value-type="percentage">
            <text:p>1.2%</text:p>
          </table:table-cell>
          <table:table-cell table:style-name="ce19" table:formula="of:=[.C4]*[.$H$10]" office:value-type="currency" office:currency="USD" office:value="1680" calcext:value-type="currency">
            <text:p>$1,680</text:p>
          </table:table-cell>
          <table:table-cell table:style-name="ce13" table:formula="of:=[.$A4]*[.E$9]" office:value-type="percentage" office:value="0.014" calcext:value-type="percentage">
            <text:p>1.4%</text:p>
          </table:table-cell>
          <table:table-cell table:style-name="ce19" table:formula="of:=[.E4]*[.$H$10]" office:value-type="currency" office:currency="USD" office:value="1960" calcext:value-type="currency">
            <text:p>$1,960</text:p>
          </table:table-cell>
          <table:table-cell table:style-name="ce13" table:formula="of:=[.$A4]*[.G$9]" office:value-type="percentage" office:value="0.016" calcext:value-type="percentage">
            <text:p>1.6%</text:p>
          </table:table-cell>
          <table:table-cell table:style-name="ce19" table:formula="of:=[.G4]*[.$H$10]" office:value-type="currency" office:currency="USD" office:value="2240" calcext:value-type="currency">
            <text:p>$2,240</text:p>
          </table:table-cell>
          <table:table-cell table:style-name="ce29" table:formula="of:=ROUNDUP(['Hour Breakdown'.F11];0)" office:value-type="float" office:value="3" calcext:value-type="float">
            <text:p>3.0 wks</text:p>
          </table:table-cell>
          <table:table-cell table:number-columns-repeated="1015"/>
        </table:table-row>
        <table:table-row table:style-name="ro3">
          <table:table-cell table:style-name="ce3" office:value-type="percentage" office:value="0.15" calcext:value-type="percentage">
            <text:p>15.00%</text:p>
          </table:table-cell>
          <table:table-cell table:style-name="ce10" office:value-type="string" calcext:value-type="string">
            <text:p>Phase 3: </text:p>
            <text:p>Design Development</text:p>
          </table:table-cell>
          <table:table-cell table:style-name="ce13" table:formula="of:=[.$A5]*[.C$9]" office:value-type="percentage" office:value="0.009" calcext:value-type="percentage">
            <text:p>0.9%</text:p>
          </table:table-cell>
          <table:table-cell table:style-name="ce19" table:formula="of:=[.C5]*[.$H$10]" office:value-type="currency" office:currency="USD" office:value="1260" calcext:value-type="currency">
            <text:p>$1,260</text:p>
          </table:table-cell>
          <table:table-cell table:style-name="ce13" table:formula="of:=[.$A5]*[.E$9]" office:value-type="percentage" office:value="0.0105" calcext:value-type="percentage">
            <text:p>1.1%</text:p>
          </table:table-cell>
          <table:table-cell table:style-name="ce19" table:formula="of:=[.E5]*[.$H$10]" office:value-type="currency" office:currency="USD" office:value="1470" calcext:value-type="currency">
            <text:p>$1,470</text:p>
          </table:table-cell>
          <table:table-cell table:style-name="ce13" table:formula="of:=[.$A5]*[.G$9]" office:value-type="percentage" office:value="0.012" calcext:value-type="percentage">
            <text:p>1.2%</text:p>
          </table:table-cell>
          <table:table-cell table:style-name="ce19" table:formula="of:=[.G5]*[.$H$10]" office:value-type="currency" office:currency="USD" office:value="1680" calcext:value-type="currency">
            <text:p>$1,680</text:p>
          </table:table-cell>
          <table:table-cell table:style-name="ce29" table:formula="of:=ROUNDUP(['Hour Breakdown'.F12];0)" office:value-type="float" office:value="2" calcext:value-type="float">
            <text:p>2.0 wks</text:p>
          </table:table-cell>
          <table:table-cell table:number-columns-repeated="1015"/>
        </table:table-row>
        <table:table-row table:style-name="ro3">
          <table:table-cell table:style-name="ce3" office:value-type="percentage" office:value="0.3" calcext:value-type="percentage">
            <text:p>30.00%</text:p>
          </table:table-cell>
          <table:table-cell table:style-name="ce10" office:value-type="string" calcext:value-type="string">
            <text:p>Phase 4: </text:p>
            <text:p>Construction Documents</text:p>
          </table:table-cell>
          <table:table-cell table:style-name="ce13" table:formula="of:=[.$A6]*[.C$9]" office:value-type="percentage" office:value="0.018" calcext:value-type="percentage">
            <text:p>1.8%</text:p>
          </table:table-cell>
          <table:table-cell table:style-name="ce19" table:formula="of:=[.C6]*[.$H$10]" office:value-type="currency" office:currency="USD" office:value="2520" calcext:value-type="currency">
            <text:p>$2,520</text:p>
          </table:table-cell>
          <table:table-cell table:style-name="ce13" table:formula="of:=[.$A6]*[.E$9]" office:value-type="percentage" office:value="0.021" calcext:value-type="percentage">
            <text:p>2.1%</text:p>
          </table:table-cell>
          <table:table-cell table:style-name="ce19" table:formula="of:=[.E6]*[.$H$10]" office:value-type="currency" office:currency="USD" office:value="2940" calcext:value-type="currency">
            <text:p>$2,940</text:p>
          </table:table-cell>
          <table:table-cell table:style-name="ce13" table:formula="of:=[.$A6]*[.G$9]" office:value-type="percentage" office:value="0.024" calcext:value-type="percentage">
            <text:p>2.4%</text:p>
          </table:table-cell>
          <table:table-cell table:style-name="ce19" table:formula="of:=[.G6]*[.$H$10]" office:value-type="currency" office:currency="USD" office:value="3360" calcext:value-type="currency">
            <text:p>$3,360</text:p>
          </table:table-cell>
          <table:table-cell table:style-name="ce29" table:formula="of:=ROUNDUP(['Hour Breakdown'.F13];0)" office:value-type="float" office:value="4" calcext:value-type="float">
            <text:p>4.0 wks</text:p>
          </table:table-cell>
          <table:table-cell table:number-columns-repeated="1015"/>
        </table:table-row>
        <table:table-row table:style-name="ro3">
          <table:table-cell table:style-name="ce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Phase 5: </text:p>
            <text:p>Bidding &amp; Contract Negotiation</text:p>
          </table:table-cell>
          <table:table-cell table:style-name="ce13" table:formula="of:=[.$A7]*[.C$9]" office:value-type="percentage" office:value="0.003" calcext:value-type="percentage">
            <text:p>0.3%</text:p>
          </table:table-cell>
          <table:table-cell table:style-name="ce19" table:formula="of:=[.C7]*[.$H$10]" office:value-type="currency" office:currency="USD" office:value="420" calcext:value-type="currency">
            <text:p>$420</text:p>
          </table:table-cell>
          <table:table-cell table:style-name="ce13" table:formula="of:=[.$A7]*[.E$9]" office:value-type="percentage" office:value="0.0035" calcext:value-type="percentage">
            <text:p>0.4%</text:p>
          </table:table-cell>
          <table:table-cell table:style-name="ce19" table:formula="of:=[.E7]*[.$H$10]" office:value-type="currency" office:currency="USD" office:value="490" calcext:value-type="currency">
            <text:p>$490</text:p>
          </table:table-cell>
          <table:table-cell table:style-name="ce13" table:formula="of:=[.$A7]*[.G$9]" office:value-type="percentage" office:value="0.004" calcext:value-type="percentage">
            <text:p>0.4%</text:p>
          </table:table-cell>
          <table:table-cell table:style-name="ce19" table:formula="of:=[.G7]*[.$H$10]" office:value-type="currency" office:currency="USD" office:value="560" calcext:value-type="currency">
            <text:p>$560</text:p>
          </table:table-cell>
          <table:table-cell table:style-name="ce29" table:formula="of:=ROUNDUP(['Hour Breakdown'.F14];0)" office:value-type="float" office:value="1" calcext:value-type="float">
            <text:p>1.0 wks</text:p>
          </table:table-cell>
          <table:table-cell table:number-columns-repeated="1015"/>
        </table:table-row>
        <table:table-row table:style-name="ro3">
          <table:table-cell table:style-name="ce3" office:value-type="percentage" office:value="0.2" calcext:value-type="percentage">
            <text:p>20.00%</text:p>
          </table:table-cell>
          <table:table-cell table:style-name="ce10" office:value-type="string" calcext:value-type="string">
            <text:p>Phase 6: </text:p>
            <text:p>Construction Administration</text:p>
          </table:table-cell>
          <table:table-cell table:style-name="ce13" table:formula="of:=[.$A8]*[.C$9]" office:value-type="percentage" office:value="0.012" calcext:value-type="percentage">
            <text:p>1.2%</text:p>
          </table:table-cell>
          <table:table-cell table:style-name="ce19" table:formula="of:=[.C8]*[.$H$10]" office:value-type="currency" office:currency="USD" office:value="1680" calcext:value-type="currency">
            <text:p>$1,680</text:p>
          </table:table-cell>
          <table:table-cell table:style-name="ce13" table:formula="of:=[.$A8]*[.E$9]" office:value-type="percentage" office:value="0.014" calcext:value-type="percentage">
            <text:p>1.4%</text:p>
          </table:table-cell>
          <table:table-cell table:style-name="ce19" table:formula="of:=[.E8]*[.$H$10]" office:value-type="currency" office:currency="USD" office:value="1960" calcext:value-type="currency">
            <text:p>$1,960</text:p>
          </table:table-cell>
          <table:table-cell table:style-name="ce13" table:formula="of:=[.$A8]*[.G$9]" office:value-type="percentage" office:value="0.016" calcext:value-type="percentage">
            <text:p>1.6%</text:p>
          </table:table-cell>
          <table:table-cell table:style-name="ce19" table:formula="of:=[.G8]*[.$H$10]" office:value-type="currency" office:currency="USD" office:value="2240" calcext:value-type="currency">
            <text:p>$2,240</text:p>
          </table:table-cell>
          <table:table-cell table:style-name="ce29" office:value-type="string" calcext:value-type="string">
            <text:p>n/a</text:p>
          </table:table-cell>
          <table:table-cell table:number-columns-repeated="1015"/>
        </table:table-row>
        <table:table-row table:style-name="ro4">
          <table:table-cell table:style-name="ce4" table:formula="of:=SUM([.A3:.A8])" office:value-type="percentage" office:value="1" calcext:value-type="percentage">
            <text:p>100.00%</text:p>
          </table:table-cell>
          <table:table-cell table:style-name="ce11" office:value-type="string" calcext:value-type="string">
            <text:p>All Phases</text:p>
          </table:table-cell>
          <table:table-cell table:style-name="ce14" table:formula="of:=['Hour Breakdown'.B4]" office:value-type="percentage" office:value="0.06" calcext:value-type="percentage">
            <text:p>6.0%</text:p>
          </table:table-cell>
          <table:table-cell table:style-name="ce18" table:formula="of:=SUM([.D3:.D8])" office:value-type="currency" office:currency="USD" office:value="8400" calcext:value-type="currency">
            <text:p>$8,400</text:p>
          </table:table-cell>
          <table:table-cell table:style-name="ce14" table:formula="of:=[.C9]+0.01" office:value-type="percentage" office:value="0.07" calcext:value-type="percentage">
            <text:p>7.0%</text:p>
          </table:table-cell>
          <table:table-cell table:style-name="ce18" table:formula="of:=SUM([.F3:.F8])" office:value-type="currency" office:currency="USD" office:value="9800" calcext:value-type="currency">
            <text:p>$9,800</text:p>
          </table:table-cell>
          <table:table-cell table:style-name="ce14" table:formula="of:=[.E9]+0.01" office:value-type="percentage" office:value="0.08" calcext:value-type="percentage">
            <text:p>8.0%</text:p>
          </table:table-cell>
          <table:table-cell table:style-name="ce18" table:formula="of:=SUM([.H3:.H8])" office:value-type="currency" office:currency="USD" office:value="11200" calcext:value-type="currency">
            <text:p>$11,200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5" office:value-type="string" calcext:value-type="string" table:number-columns-spanned="7" table:number-rows-spanned="1">
            <text:p>Assuming a Construction Cost = </text:p>
          </table:table-cell>
          <table:covered-table-cell table:style-name="ce12"/>
          <table:covered-table-cell table:number-columns-repeated="3" table:style-name="ce15"/>
          <table:covered-table-cell table:style-name="ce23"/>
          <table:covered-table-cell table:style-name="ce15"/>
          <table:table-cell table:style-name="ce24" table:formula="of:=['Hour Breakdown'.B3]" office:value-type="currency" office:currency="USD" office:value="140000" calcext:value-type="currency">
            <text:p>$140,000</text:p>
          </table:table-cell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r Breakdown" table:style-name="ta1"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number-columns-repeated="8" table:default-cell-style-name="ce47"/>
        <table:table-column table:style-name="co11" table:number-columns-repeated="1011" table:default-cell-style-name="ce47"/>
        <table:table-row table:style-name="ro1">
          <table:table-cell table:style-name="ce43" office:value-type="string" calcext:value-type="string">
            <text:p>Square Footage</text:p>
          </table:table-cell>
          <table:table-cell table:style-name="ce49" office:value-type="float" office:value="1400" calcext:value-type="float">
            <text:p>1,400 SF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Estimated Dollar per Square Footage</text:p>
          </table:table-cell>
          <table:table-cell table:style-name="ce50" office:value-type="float" office:value="100" calcext:value-type="float">
            <text:p>100 $/SF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Total Estimated Construction Costs</text:p>
          </table:table-cell>
          <table:table-cell table:style-name="ce51" table:formula="of:=[.B2]*[.B1]" office:value-type="float" office:value="140000" calcext:value-type="float">
            <text:p>$140,000.00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Architecture/Eng Fees - Percentage of Construction</text:p>
          </table:table-cell>
          <table:table-cell table:style-name="ce52" table:formula="of:=[$'Hourly Rates'.F34]" office:value-type="percentage" office:value="0.06" calcext:value-type="percentage">
            <text:p>6.0%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43" office:value-type="string" calcext:value-type="string">
            <text:p>Architecture &amp; Engineering Fees</text:p>
          </table:table-cell>
          <table:table-cell table:style-name="ce53" table:formula="of:=[.B4]*[.B3]" office:value-type="float" office:value="8400" calcext:value-type="float">
            <text:p>$8,400.00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43"/>
          <table:table-cell table:style-name="ce52"/>
          <table:table-cell table:number-columns-repeated="1022"/>
        </table:table-row>
        <table:table-row table:style-name="ro1">
          <table:table-cell table:style-name="ce43"/>
          <table:table-cell table:style-name="ce54"/>
          <table:table-cell table:style-name="ce43" table:number-columns-repeated="4"/>
          <table:table-cell table:style-name="ce65" table:number-columns-repeated="4"/>
          <table:table-cell table:style-name="ce67"/>
          <table:table-cell table:number-columns-repeated="1013"/>
        </table:table-row>
        <table:table-row table:style-name="ro1">
          <table:table-cell table:style-name="ce43" office:value-type="string" calcext:value-type="string">
            <text:p>Average ($/Hr) Billing Rate</text:p>
          </table:table-cell>
          <table:table-cell table:style-name="ce54" office:value-type="float" office:value="55" calcext:value-type="float">
            <text:p>$55.00</text:p>
          </table:table-cell>
          <table:table-cell table:style-name="ce43" table:number-columns-repeated="4"/>
          <table:table-cell table:style-name="ce65" table:number-columns-repeated="4"/>
          <table:table-cell table:style-name="ce67"/>
          <table:table-cell table:number-columns-repeated="1013"/>
        </table:table-row>
        <table:table-row table:style-name="ro3">
          <table:table-cell table:style-name="ce46"/>
          <table:table-cell table:style-name="ce55"/>
          <table:table-cell table:style-name="ce46" office:value-type="string" calcext:value-type="string">
            <text:p>Each Phase</text:p>
          </table:table-cell>
          <table:table-cell table:style-name="ce46" office:value-type="string" calcext:value-type="string">
            <text:p>Cumulative</text:p>
          </table:table-cell>
          <table:table-cell table:style-name="ce61" office:value-type="string" calcext:value-type="string">
            <text:p>Hours dedicated to each phase</text:p>
          </table:table-cell>
          <table:table-cell table:style-name="ce61" office:value-type="string" calcext:value-type="string">
            <text:p>Weeks – 1/3 person</text:p>
          </table:table-cell>
          <table:table-cell table:style-name="ce61" office:value-type="string" calcext:value-type="string">
            <text:p>weeks - 1/2 person</text:p>
          </table:table-cell>
          <table:table-cell table:style-name="ce61" office:value-type="string" calcext:value-type="string">
            <text:p>weeks - 3/4 person</text:p>
          </table:table-cell>
          <table:table-cell table:style-name="ce61" office:value-type="string" calcext:value-type="string">
            <text:p>weeks - 1 person</text:p>
          </table:table-cell>
          <table:table-cell table:style-name="ce61" office:value-type="string" calcext:value-type="string">
            <text:p>weeks - 1.5 person</text:p>
          </table:table-cell>
          <table:table-cell table:style-name="ce61" office:value-type="string" calcext:value-type="string">
            <text:p>weeks - 2 people</text:p>
          </table:table-cell>
          <table:table-cell table:style-name="ce61" office:value-type="string" calcext:value-type="string">
            <text:p>Weeks – 2.5 people</text:p>
          </table:table-cell>
          <table:table-cell table:style-name="ce61" office:value-type="string" calcext:value-type="string">
            <text:p>Weeks – 3 people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Phase 1 - Programming</text:p>
          </table:table-cell>
          <table:table-cell table:style-name="ce56" table:formula="of:=['Fee Breakdown'.A3]" office:value-type="percentage" office:value="0.1" calcext:value-type="percentage">
            <text:p>10.00%</text:p>
          </table:table-cell>
          <table:table-cell table:style-name="ce53" table:formula="of:=[.B10]*[.B$5]" office:value-type="float" office:value="840" calcext:value-type="float">
            <text:p>$840.00</text:p>
          </table:table-cell>
          <table:table-cell table:style-name="ce53" table:formula="of:=[.C10]" office:value-type="float" office:value="840" calcext:value-type="float">
            <text:p>$840.00</text:p>
          </table:table-cell>
          <table:table-cell table:style-name="ce62" table:formula="of:=[.C10]/[.B$8]" office:value-type="float" office:value="15.2727272727273" calcext:value-type="float">
            <text:p>15 hrs</text:p>
          </table:table-cell>
          <table:table-cell table:style-name="ce63" table:formula="of:=[.E10]/13" office:value-type="float" office:value="1.17482517482517" calcext:value-type="float">
            <text:p>1.2 wks</text:p>
          </table:table-cell>
          <table:table-cell table:style-name="ce63" table:formula="of:=[.E10]/20" office:value-type="float" office:value="0.763636363636364" calcext:value-type="float">
            <text:p>0.8 wks</text:p>
          </table:table-cell>
          <table:table-cell table:style-name="ce63" table:formula="of:=[.E10]/30" office:value-type="float" office:value="0.509090909090909" calcext:value-type="float">
            <text:p>0.5 wks</text:p>
          </table:table-cell>
          <table:table-cell table:style-name="ce63" table:formula="of:=[.E10]/40" office:value-type="float" office:value="0.381818181818182" calcext:value-type="float">
            <text:p>0.4 wks</text:p>
          </table:table-cell>
          <table:table-cell table:style-name="ce63" table:formula="of:=[.I10]/1.5" office:value-type="float" office:value="0.254545454545455" calcext:value-type="float">
            <text:p>0.3 wks</text:p>
          </table:table-cell>
          <table:table-cell table:style-name="ce63" table:formula="of:=[.I10]/2" office:value-type="float" office:value="0.190909090909091" calcext:value-type="float">
            <text:p>0.2 wks</text:p>
          </table:table-cell>
          <table:table-cell table:style-name="ce63" table:formula="of:=[.I10]/2.5" office:value-type="float" office:value="0.152727272727273" calcext:value-type="float">
            <text:p>0.2 wks</text:p>
          </table:table-cell>
          <table:table-cell table:style-name="ce63" table:formula="of:=[.I10]/3" office:value-type="float" office:value="0.127272727272727" calcext:value-type="float">
            <text:p>0.1 wks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Phase 2 - Schematic</text:p>
          </table:table-cell>
          <table:table-cell table:style-name="ce56" table:formula="of:=['Fee Breakdown'.A4]" office:value-type="percentage" office:value="0.2" calcext:value-type="percentage">
            <text:p>20.00%</text:p>
          </table:table-cell>
          <table:table-cell table:style-name="ce53" table:formula="of:=[.B11]*[.B$5]" office:value-type="float" office:value="1680" calcext:value-type="float">
            <text:p>$1,680.00</text:p>
          </table:table-cell>
          <table:table-cell table:style-name="ce53" table:formula="of:=[.D10]+[.C11]" office:value-type="float" office:value="2520" calcext:value-type="float">
            <text:p>$2,520.00</text:p>
          </table:table-cell>
          <table:table-cell table:style-name="ce62" table:formula="of:=[.C11]/[.B$8]" office:value-type="float" office:value="30.5454545454545" calcext:value-type="float">
            <text:p>31 hrs</text:p>
          </table:table-cell>
          <table:table-cell table:style-name="ce63" table:formula="of:=[.E11]/13" office:value-type="float" office:value="2.34965034965035" calcext:value-type="float">
            <text:p>2.3 wks</text:p>
          </table:table-cell>
          <table:table-cell table:style-name="ce63" table:formula="of:=[.E11]/20" office:value-type="float" office:value="1.52727272727273" calcext:value-type="float">
            <text:p>1.5 wks</text:p>
          </table:table-cell>
          <table:table-cell table:style-name="ce63" table:formula="of:=[.E11]/30" office:value-type="float" office:value="1.01818181818182" calcext:value-type="float">
            <text:p>1.0 wks</text:p>
          </table:table-cell>
          <table:table-cell table:style-name="ce63" table:formula="of:=[.E11]/40" office:value-type="float" office:value="0.763636363636364" calcext:value-type="float">
            <text:p>0.8 wks</text:p>
          </table:table-cell>
          <table:table-cell table:style-name="ce63" table:formula="of:=[.I11]/1.5" office:value-type="float" office:value="0.509090909090909" calcext:value-type="float">
            <text:p>0.5 wks</text:p>
          </table:table-cell>
          <table:table-cell table:style-name="ce63" table:formula="of:=[.I11]/2" office:value-type="float" office:value="0.381818181818182" calcext:value-type="float">
            <text:p>0.4 wks</text:p>
          </table:table-cell>
          <table:table-cell table:style-name="ce63" table:formula="of:=[.I11]/2.5" office:value-type="float" office:value="0.305454545454545" calcext:value-type="float">
            <text:p>0.3 wks</text:p>
          </table:table-cell>
          <table:table-cell table:style-name="ce63" table:formula="of:=[.I11]/3" office:value-type="float" office:value="0.254545454545455" calcext:value-type="float">
            <text:p>0.3 wks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Phase 3 - Design Development</text:p>
          </table:table-cell>
          <table:table-cell table:style-name="ce56" table:formula="of:=['Fee Breakdown'.A5]" office:value-type="percentage" office:value="0.15" calcext:value-type="percentage">
            <text:p>15.00%</text:p>
          </table:table-cell>
          <table:table-cell table:style-name="ce53" table:formula="of:=[.B12]*[.B$5]" office:value-type="float" office:value="1260" calcext:value-type="float">
            <text:p>$1,260.00</text:p>
          </table:table-cell>
          <table:table-cell table:style-name="ce53" table:formula="of:=[.D11]+[.C12]" office:value-type="float" office:value="3780" calcext:value-type="float">
            <text:p>$3,780.00</text:p>
          </table:table-cell>
          <table:table-cell table:style-name="ce62" table:formula="of:=[.C12]/[.B$8]" office:value-type="float" office:value="22.9090909090909" calcext:value-type="float">
            <text:p>23 hrs</text:p>
          </table:table-cell>
          <table:table-cell table:style-name="ce63" table:formula="of:=[.E12]/13" office:value-type="float" office:value="1.76223776223776" calcext:value-type="float">
            <text:p>1.8 wks</text:p>
          </table:table-cell>
          <table:table-cell table:style-name="ce63" table:formula="of:=[.E12]/20" office:value-type="float" office:value="1.14545454545455" calcext:value-type="float">
            <text:p>1.1 wks</text:p>
          </table:table-cell>
          <table:table-cell table:style-name="ce63" table:formula="of:=[.E12]/30" office:value-type="float" office:value="0.763636363636364" calcext:value-type="float">
            <text:p>0.8 wks</text:p>
          </table:table-cell>
          <table:table-cell table:style-name="ce63" table:formula="of:=[.E12]/40" office:value-type="float" office:value="0.572727272727273" calcext:value-type="float">
            <text:p>0.6 wks</text:p>
          </table:table-cell>
          <table:table-cell table:style-name="ce63" table:formula="of:=[.I12]/1.5" office:value-type="float" office:value="0.381818181818182" calcext:value-type="float">
            <text:p>0.4 wks</text:p>
          </table:table-cell>
          <table:table-cell table:style-name="ce63" table:formula="of:=[.I12]/2" office:value-type="float" office:value="0.286363636363636" calcext:value-type="float">
            <text:p>0.3 wks</text:p>
          </table:table-cell>
          <table:table-cell table:style-name="ce63" table:formula="of:=[.I12]/2.5" office:value-type="float" office:value="0.229090909090909" calcext:value-type="float">
            <text:p>0.2 wks</text:p>
          </table:table-cell>
          <table:table-cell table:style-name="ce63" table:formula="of:=[.I12]/3" office:value-type="float" office:value="0.190909090909091" calcext:value-type="float">
            <text:p>0.2 wks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Phase 4 - Construction Documents</text:p>
          </table:table-cell>
          <table:table-cell table:style-name="ce56" table:formula="of:=['Fee Breakdown'.A6]" office:value-type="percentage" office:value="0.3" calcext:value-type="percentage">
            <text:p>30.00%</text:p>
          </table:table-cell>
          <table:table-cell table:style-name="ce53" table:formula="of:=[.B13]*[.B$5]" office:value-type="float" office:value="2520" calcext:value-type="float">
            <text:p>$2,520.00</text:p>
          </table:table-cell>
          <table:table-cell table:style-name="ce53" table:formula="of:=[.D12]+[.C13]" office:value-type="float" office:value="6300" calcext:value-type="float">
            <text:p>$6,300.00</text:p>
          </table:table-cell>
          <table:table-cell table:style-name="ce62" table:formula="of:=[.C13]/[.B$8]" office:value-type="float" office:value="45.8181818181818" calcext:value-type="float">
            <text:p>46 hrs</text:p>
          </table:table-cell>
          <table:table-cell table:style-name="ce63" table:formula="of:=[.E13]/13" office:value-type="float" office:value="3.52447552447552" calcext:value-type="float">
            <text:p>3.5 wks</text:p>
          </table:table-cell>
          <table:table-cell table:style-name="ce63" table:formula="of:=[.E13]/20" office:value-type="float" office:value="2.29090909090909" calcext:value-type="float">
            <text:p>2.3 wks</text:p>
          </table:table-cell>
          <table:table-cell table:style-name="ce63" table:formula="of:=[.E13]/30" office:value-type="float" office:value="1.52727272727273" calcext:value-type="float">
            <text:p>1.5 wks</text:p>
          </table:table-cell>
          <table:table-cell table:style-name="ce63" table:formula="of:=[.E13]/40" office:value-type="float" office:value="1.14545454545455" calcext:value-type="float">
            <text:p>1.1 wks</text:p>
          </table:table-cell>
          <table:table-cell table:style-name="ce63" table:formula="of:=[.I13]/1.5" office:value-type="float" office:value="0.763636363636364" calcext:value-type="float">
            <text:p>0.8 wks</text:p>
          </table:table-cell>
          <table:table-cell table:style-name="ce63" table:formula="of:=[.I13]/2" office:value-type="float" office:value="0.572727272727273" calcext:value-type="float">
            <text:p>0.6 wks</text:p>
          </table:table-cell>
          <table:table-cell table:style-name="ce63" table:formula="of:=[.I13]/2.5" office:value-type="float" office:value="0.458181818181818" calcext:value-type="float">
            <text:p>0.5 wks</text:p>
          </table:table-cell>
          <table:table-cell table:style-name="ce63" table:formula="of:=[.I13]/3" office:value-type="float" office:value="0.381818181818182" calcext:value-type="float">
            <text:p>0.4 wks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Phase 5 - Bidding and Construction Contract Negotiation </text:p>
          </table:table-cell>
          <table:table-cell table:style-name="ce56" table:formula="of:=['Fee Breakdown'.A7]" office:value-type="percentage" office:value="0.05" calcext:value-type="percentage">
            <text:p>5.00%</text:p>
          </table:table-cell>
          <table:table-cell table:style-name="ce53" table:formula="of:=[.B14]*[.B$5]" office:value-type="float" office:value="420" calcext:value-type="float">
            <text:p>$420.00</text:p>
          </table:table-cell>
          <table:table-cell table:style-name="ce53" table:formula="of:=[.D13]+[.C14]" office:value-type="float" office:value="6720" calcext:value-type="float">
            <text:p>$6,720.00</text:p>
          </table:table-cell>
          <table:table-cell table:style-name="ce62" table:formula="of:=[.C14]/[.B$8]" office:value-type="float" office:value="7.63636363636364" calcext:value-type="float">
            <text:p>8 hrs</text:p>
          </table:table-cell>
          <table:table-cell table:style-name="ce63" table:formula="of:=[.E14]/13" office:value-type="float" office:value="0.587412587412587" calcext:value-type="float">
            <text:p>0.6 wks</text:p>
          </table:table-cell>
          <table:table-cell table:style-name="ce63" table:formula="of:=[.E14]/20" office:value-type="float" office:value="0.381818181818182" calcext:value-type="float">
            <text:p>0.4 wks</text:p>
          </table:table-cell>
          <table:table-cell table:style-name="ce63" table:formula="of:=[.E14]/30" office:value-type="float" office:value="0.254545454545455" calcext:value-type="float">
            <text:p>0.3 wks</text:p>
          </table:table-cell>
          <table:table-cell table:style-name="ce63" table:formula="of:=[.E14]/40" office:value-type="float" office:value="0.190909090909091" calcext:value-type="float">
            <text:p>0.2 wks</text:p>
          </table:table-cell>
          <table:table-cell table:style-name="ce63" table:formula="of:=[.I14]/1.5" office:value-type="float" office:value="0.127272727272727" calcext:value-type="float">
            <text:p>0.1 wks</text:p>
          </table:table-cell>
          <table:table-cell table:style-name="ce63" table:formula="of:=[.I14]/2" office:value-type="float" office:value="0.0954545454545455" calcext:value-type="float">
            <text:p>0.1 wks</text:p>
          </table:table-cell>
          <table:table-cell table:style-name="ce63" table:formula="of:=[.I14]/2.5" office:value-type="float" office:value="0.0763636363636364" calcext:value-type="float">
            <text:p>0.1 wks</text:p>
          </table:table-cell>
          <table:table-cell table:style-name="ce63" table:formula="of:=[.I14]/3" office:value-type="float" office:value="0.0636363636363636" calcext:value-type="float">
            <text:p>0.1 wks</text:p>
          </table:table-cell>
          <table:table-cell table:number-columns-repeated="1011"/>
        </table:table-row>
        <table:table-row table:style-name="ro1">
          <table:table-cell table:style-name="ce43" office:value-type="string" calcext:value-type="string">
            <text:p>Phase 6 - Construction Administration</text:p>
          </table:table-cell>
          <table:table-cell table:style-name="ce56" table:formula="of:=['Fee Breakdown'.A8]" office:value-type="percentage" office:value="0.2" calcext:value-type="percentage">
            <text:p>20.00%</text:p>
          </table:table-cell>
          <table:table-cell table:style-name="ce53" table:formula="of:=[.B15]*[.B$5]" office:value-type="float" office:value="1680" calcext:value-type="float">
            <text:p>$1,680.00</text:p>
          </table:table-cell>
          <table:table-cell table:style-name="ce53" table:formula="of:=[.D14]+[.C15]" office:value-type="float" office:value="8400" calcext:value-type="float">
            <text:p>$8,400.00</text:p>
          </table:table-cell>
          <table:table-cell table:style-name="ce62" table:formula="of:=[.C15]/[.B$8]" office:value-type="float" office:value="30.5454545454545" calcext:value-type="float">
            <text:p>31 hrs</text:p>
          </table:table-cell>
          <table:table-cell table:style-name="ce63" table:formula="of:=[.E15]/13" office:value-type="float" office:value="2.34965034965035" calcext:value-type="float">
            <text:p>2.3 wks</text:p>
          </table:table-cell>
          <table:table-cell table:style-name="ce66" table:formula="of:=[.E15]/20" office:value-type="float" office:value="1.52727272727273" calcext:value-type="float">
            <text:p>1.5 wks</text:p>
          </table:table-cell>
          <table:table-cell table:style-name="ce66" table:formula="of:=[.E15]/30" office:value-type="float" office:value="1.01818181818182" calcext:value-type="float">
            <text:p>1.0 wks</text:p>
          </table:table-cell>
          <table:table-cell table:style-name="ce66" table:formula="of:=[.E15]/40" office:value-type="float" office:value="0.763636363636364" calcext:value-type="float">
            <text:p>0.8 wks</text:p>
          </table:table-cell>
          <table:table-cell table:style-name="ce66" table:formula="of:=[.I15]/1.5" office:value-type="float" office:value="0.509090909090909" calcext:value-type="float">
            <text:p>0.5 wks</text:p>
          </table:table-cell>
          <table:table-cell table:style-name="ce66" table:formula="of:=[.I15]/2" office:value-type="float" office:value="0.381818181818182" calcext:value-type="float">
            <text:p>0.4 wks</text:p>
          </table:table-cell>
          <table:table-cell table:style-name="ce63" table:formula="of:=[.I15]/2.5" office:value-type="float" office:value="0.305454545454545" calcext:value-type="float">
            <text:p>0.3 wks</text:p>
          </table:table-cell>
          <table:table-cell table:style-name="ce63" table:formula="of:=[.I15]/3" office:value-type="float" office:value="0.254545454545455" calcext:value-type="float">
            <text:p>0.3 wks</text:p>
          </table:table-cell>
          <table:table-cell table:number-columns-repeated="1011"/>
        </table:table-row>
        <table:table-row table:style-name="ro1">
          <table:table-cell table:style-name="ce43"/>
          <table:table-cell table:style-name="ce57" table:formula="of:=SUM([.B10:.B15])" office:value-type="percentage" office:value="1" calcext:value-type="percentage">
            <text:p>100.00%</text:p>
          </table:table-cell>
          <table:table-cell table:style-name="ce53" table:formula="of:=[.B16]*[.B$5]" office:value-type="float" office:value="8400" calcext:value-type="float">
            <text:p>$8,400.00</text:p>
          </table:table-cell>
          <table:table-cell table:style-name="ce53" table:formula="of:=[.C16]" office:value-type="float" office:value="8400" calcext:value-type="float">
            <text:p>$8,400.00</text:p>
          </table:table-cell>
          <table:table-cell table:style-name="ce62" table:formula="of:=[.C16]/[.B$8]" office:value-type="float" office:value="152.727272727273" calcext:value-type="float">
            <text:p>153 hrs</text:p>
          </table:table-cell>
          <table:table-cell table:style-name="ce63" table:formula="of:=SUM([.F10:.F15])" office:value-type="float" office:value="11.7482517482517" calcext:value-type="float">
            <text:p>11.7 wks</text:p>
          </table:table-cell>
          <table:table-cell table:style-name="ce63" table:formula="of:=SUM([.G10:.G15])" office:value-type="float" office:value="7.63636363636364" calcext:value-type="float">
            <text:p>7.6 wks</text:p>
          </table:table-cell>
          <table:table-cell table:style-name="ce63" table:formula="of:=SUM([.H10:.H15])" office:value-type="float" office:value="5.09090909090909" calcext:value-type="float">
            <text:p>5.1 wks</text:p>
          </table:table-cell>
          <table:table-cell table:style-name="ce63" table:formula="of:=SUM([.I10:.I15])" office:value-type="float" office:value="3.81818181818182" calcext:value-type="float">
            <text:p>3.8 wks</text:p>
          </table:table-cell>
          <table:table-cell table:style-name="ce63" table:formula="of:=SUM([.J10:.J15])" office:value-type="float" office:value="2.54545454545455" calcext:value-type="float">
            <text:p>2.5 wks</text:p>
          </table:table-cell>
          <table:table-cell table:style-name="ce63" table:formula="of:=SUM([.K10:.K15])" office:value-type="float" office:value="1.90909090909091" calcext:value-type="float">
            <text:p>1.9 wks</text:p>
          </table:table-cell>
          <table:table-cell table:style-name="ce63" table:formula="of:=SUM([.L10:.L15])" office:value-type="float" office:value="1.52727272727273" calcext:value-type="float">
            <text:p>1.5 wks</text:p>
          </table:table-cell>
          <table:table-cell table:style-name="ce63" table:formula="of:=SUM([.M10:.M15])" office:value-type="float" office:value="1.27272727272727" calcext:value-type="float">
            <text:p>1.3 wks</text:p>
          </table:table-cell>
          <table:table-cell table:number-columns-repeated="1011"/>
        </table:table-row>
        <table:table-row table:style-name="ro1" table:number-rows-repeated="2">
          <table:table-cell table:style-name="ce43"/>
          <table:table-cell table:style-name="ce57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8"/>
          <table:table-cell table:style-name="ce58"/>
          <table:table-cell table:style-name="ce59"/>
          <table:table-cell table:style-name="ce60"/>
          <table:table-cell table:number-columns-repeated="1020"/>
        </table:table-row>
        <table:table-row table:style-name="ro1" table:number-rows-repeated="4">
          <table:table-cell/>
          <table:table-cell table:style-name="ce58"/>
          <table:table-cell table:style-name="ce59"/>
          <table:table-cell table:style-name="ce60"/>
          <table:table-cell table:number-columns-repeated="1020"/>
        </table:table-row>
        <table:table-row table:style-name="ro1">
          <table:table-cell/>
          <table:table-cell table:style-name="ce58" table:number-columns-repeated="2"/>
          <table:table-cell table:style-name="ce60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rly Rates" table:style-name="ta1">
        <table:table-column table:style-name="co12" table:default-cell-style-name="ce9"/>
        <table:table-column table:style-name="co13" table:number-columns-repeated="3" table:default-cell-style-name="ce9"/>
        <table:table-column table:style-name="co13" table:number-columns-repeated="2" table:default-cell-style-name="ce104"/>
        <table:table-column table:style-name="co11" table:default-cell-style-name="ce105"/>
        <table:table-column table:style-name="co11" table:number-columns-repeated="1017" table:default-cell-style-name="ce9"/>
        <table:table-row table:style-name="ro5">
          <table:table-cell table:style-name="ce84" office:value-type="string" calcext:value-type="string">
            <text:p>Discipline</text:p>
          </table:table-cell>
          <table:table-cell table:style-name="ce84" office:value-type="string" calcext:value-type="string">
            <text:p>Approach</text:p>
            <text:p>(A)</text:p>
          </table:table-cell>
          <table:table-cell table:style-name="ce84" office:value-type="string" calcext:value-type="string">
            <text:p>Approach</text:p>
            <text:p>(B)</text:p>
          </table:table-cell>
          <table:table-cell table:style-name="ce84" office:value-type="string" calcext:value-type="string">
            <text:p>Approach</text:p>
            <text:p>(C)</text:p>
          </table:table-cell>
          <table:table-cell table:style-name="ce99" office:value-type="string" calcext:value-type="string">
            <text:p>A Rough Estimated Percentage of Fees</text:p>
          </table:table-cell>
          <table:table-cell table:style-name="ce99" office:value-type="string" calcext:value-type="string">
            <text:p>A Rough Estimated Percentage of Overall Construction Costs</text:p>
          </table:table-cell>
          <table:table-cell table:style-name="ce60"/>
          <table:table-cell table:style-name="ce47" table:number-columns-repeated="1013"/>
          <table:table-cell table:number-columns-repeated="4"/>
        </table:table-row>
        <table:table-row table:style-name="ro1">
          <table:table-cell table:style-name="ce85" office:value-type="string" calcext:value-type="string" table:number-columns-spanned="4" table:number-rows-spanned="1">
            <text:p>Architecture (<text:a xlink:href="http://openingdesign.com/" xlink:type="simple">OpeningDesign</text:a>)</text:p>
          </table:table-cell>
          <table:covered-table-cell table:number-columns-repeated="3" table:style-name="ce101"/>
          <table:table-cell table:style-name="ce100" table:formula="of:=[.F2]/[.$F$34]" office:value-type="percentage" office:value="0.833333333333333" calcext:value-type="percentage">
            <text:p>83.3%</text:p>
          </table:table-cell>
          <table:table-cell table:style-name="ce103" office:value-type="percentage" office:value="0.05" calcext:value-type="percentage">
            <text:p>5.0%</text:p>
          </table:table-cell>
          <table:table-cell table:formula="of:=[.E2]*['Hour Breakdown'.$B$5]" office:value-type="currency" office:currency="USD" office:value="7000" calcext:value-type="currency">
            <text:p>$7,000.00</text:p>
          </table:table-cell>
          <table:table-cell table:number-columns-repeated="1017"/>
        </table:table-row>
        <table:table-row table:style-name="ro1">
          <table:table-cell table:style-name="ce86" office:value-type="string" calcext:value-type="string">
            <text:p>Skill Level 1</text:p>
          </table:table-cell>
          <table:table-cell table:style-name="ce97" office:value-type="float" office:value="75" calcext:value-type="float">
            <text:p>$75/HR</text:p>
          </table:table-cell>
          <table:table-cell table:style-name="ce97" table:formula="of:=[.B3]+10" office:value-type="float" office:value="85" calcext:value-type="float">
            <text:p>$85/HR</text:p>
          </table:table-cell>
          <table:table-cell table:style-name="ce97" table:formula="of:=[.C3]+10" office:value-type="float" office:value="95" calcext:value-type="float">
            <text:p>$95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>
          <table:table-cell table:style-name="ce86" office:value-type="string" calcext:value-type="string">
            <text:p>Skill Level 2</text:p>
          </table:table-cell>
          <table:table-cell table:style-name="ce97" office:value-type="float" office:value="65" calcext:value-type="float">
            <text:p>$65/HR</text:p>
          </table:table-cell>
          <table:table-cell table:style-name="ce97" table:formula="of:=[.B4]+10" office:value-type="float" office:value="75" calcext:value-type="float">
            <text:p>$75/HR</text:p>
          </table:table-cell>
          <table:table-cell table:style-name="ce97" table:formula="of:=[.C4]+10" office:value-type="float" office:value="85" calcext:value-type="float">
            <text:p>$85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>
          <table:table-cell table:style-name="ce86" office:value-type="string" calcext:value-type="string">
            <text:p>Skill Level 3</text:p>
          </table:table-cell>
          <table:table-cell table:style-name="ce97" office:value-type="float" office:value="45" calcext:value-type="float">
            <text:p>$45/HR</text:p>
          </table:table-cell>
          <table:table-cell table:style-name="ce97" table:formula="of:=[.B5]+10" office:value-type="float" office:value="55" calcext:value-type="float">
            <text:p>$55/HR</text:p>
          </table:table-cell>
          <table:table-cell table:style-name="ce97" table:formula="of:=[.C5]+10" office:value-type="float" office:value="65" calcext:value-type="float">
            <text:p>$65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9" office:value-type="string" calcext:value-type="string">
            <text:p>Civil Engineer (<text:a xlink:href="https://www.linkedin.com/company/10207268/" xlink:type="simple">Quam Engineering</text:a>)</text:p>
          </table:table-cell>
          <table:table-cell table:style-name="ce101" table:number-columns-repeated="3"/>
          <table:table-cell table:style-name="ce100" table:formula="of:=[.F6]/[.$F$34]" office:value-type="percentage" office:value="0" calcext:value-type="percentage">
            <text:p>0.0%</text:p>
          </table:table-cell>
          <table:table-cell table:style-name="ce103" office:value-type="percentage" office:value="0" calcext:value-type="percentage">
            <text:p>0.0%</text:p>
          </table:table-cell>
          <table:table-cell table:formula="of:=[.E6]*['Hour Breakdown'.$B$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 table:visibility="collapse">
          <table:table-cell table:style-name="ce86" office:value-type="string" calcext:value-type="string">
            <text:p>Skill Level 1</text:p>
          </table:table-cell>
          <table:table-cell table:style-name="ce97" office:value-type="float" office:value="125" calcext:value-type="float">
            <text:p>$125/HR</text:p>
          </table:table-cell>
          <table:table-cell table:style-name="ce97" table:formula="of:=[.B7]+10" office:value-type="float" office:value="135" calcext:value-type="float">
            <text:p>$135/HR</text:p>
          </table:table-cell>
          <table:table-cell table:style-name="ce97" table:formula="of:=[.C7]+10" office:value-type="float" office:value="145" calcext:value-type="float">
            <text:p>$145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6" office:value-type="string" calcext:value-type="string">
            <text:p>Skill Level 2</text:p>
          </table:table-cell>
          <table:table-cell table:style-name="ce97" office:value-type="float" office:value="110" calcext:value-type="float">
            <text:p>$110/HR</text:p>
          </table:table-cell>
          <table:table-cell table:style-name="ce97" table:formula="of:=[.B8]+10" office:value-type="float" office:value="120" calcext:value-type="float">
            <text:p>$120/HR</text:p>
          </table:table-cell>
          <table:table-cell table:style-name="ce97" table:formula="of:=[.C8]+10" office:value-type="float" office:value="130" calcext:value-type="float">
            <text:p>$13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6" office:value-type="string" calcext:value-type="string">
            <text:p>Skill Level 3</text:p>
          </table:table-cell>
          <table:table-cell table:style-name="ce97" office:value-type="float" office:value="100" calcext:value-type="float">
            <text:p>$100/HR</text:p>
          </table:table-cell>
          <table:table-cell table:style-name="ce97" table:formula="of:=[.B9]+10" office:value-type="float" office:value="110" calcext:value-type="float">
            <text:p>$110/HR</text:p>
          </table:table-cell>
          <table:table-cell table:style-name="ce97" table:formula="of:=[.C9]+10" office:value-type="float" office:value="120" calcext:value-type="float">
            <text:p>$12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>
          <table:table-cell table:style-name="ce85" office:value-type="string" calcext:value-type="string" table:number-columns-spanned="4" table:number-rows-spanned="1">
            <text:p>Structural Engineer</text:p>
          </table:table-cell>
          <table:covered-table-cell table:number-columns-repeated="3" table:style-name="ce101"/>
          <table:table-cell table:style-name="ce100" table:formula="of:=[.F10]/[.$F$34]" office:value-type="percentage" office:value="0.166666666666667" calcext:value-type="percentage">
            <text:p>16.7%</text:p>
          </table:table-cell>
          <table:table-cell table:style-name="ce103" office:value-type="percentage" office:value="0.01" calcext:value-type="percentage">
            <text:p>1.0%</text:p>
          </table:table-cell>
          <table:table-cell table:formula="of:=[.E10]*['Hour Breakdown'.$B$5]" office:value-type="currency" office:currency="USD" office:value="1400" calcext:value-type="currency">
            <text:p>$1,400.00</text:p>
          </table:table-cell>
          <table:table-cell table:number-columns-repeated="1017"/>
        </table:table-row>
        <table:table-row table:style-name="ro1">
          <table:table-cell table:style-name="ce86" office:value-type="string" calcext:value-type="string">
            <text:p>Skill Level 1</text:p>
          </table:table-cell>
          <table:table-cell table:style-name="ce97" office:value-type="float" office:value="150" calcext:value-type="float">
            <text:p>$150/HR</text:p>
          </table:table-cell>
          <table:table-cell table:style-name="ce97" table:formula="of:=[.B11]+10" office:value-type="float" office:value="160" calcext:value-type="float">
            <text:p>$160/HR</text:p>
          </table:table-cell>
          <table:table-cell table:style-name="ce97" table:formula="of:=[.C11]+10" office:value-type="float" office:value="170" calcext:value-type="float">
            <text:p>$17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>
          <table:table-cell table:style-name="ce86" office:value-type="string" calcext:value-type="string">
            <text:p>Skill Level 2</text:p>
          </table:table-cell>
          <table:table-cell table:style-name="ce97" office:value-type="float" office:value="120" calcext:value-type="float">
            <text:p>$120/HR</text:p>
          </table:table-cell>
          <table:table-cell table:style-name="ce97" table:formula="of:=[.B12]+10" office:value-type="float" office:value="130" calcext:value-type="float">
            <text:p>$130/HR</text:p>
          </table:table-cell>
          <table:table-cell table:style-name="ce97" table:formula="of:=[.C12]+10" office:value-type="float" office:value="140" calcext:value-type="float">
            <text:p>$14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>
          <table:table-cell table:style-name="ce86" office:value-type="string" calcext:value-type="string">
            <text:p>Skill Level 3</text:p>
          </table:table-cell>
          <table:table-cell table:style-name="ce97" office:value-type="float" office:value="100" calcext:value-type="float">
            <text:p>$100/HR</text:p>
          </table:table-cell>
          <table:table-cell table:style-name="ce97" table:formula="of:=[.B13]+10" office:value-type="float" office:value="110" calcext:value-type="float">
            <text:p>$110/HR</text:p>
          </table:table-cell>
          <table:table-cell table:style-name="ce97" table:formula="of:=[.C13]+10" office:value-type="float" office:value="120" calcext:value-type="float">
            <text:p>$12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9" office:value-type="string" calcext:value-type="string">
            <text:p>Mechanical Engineer (<text:a xlink:href="http://desapex.com/" xlink:type="simple">Desapex</text:a>)</text:p>
          </table:table-cell>
          <table:table-cell table:style-name="ce101" table:number-columns-repeated="3"/>
          <table:table-cell table:style-name="ce100" table:formula="of:=[.F14]/[.$F$34]" office:value-type="percentage" office:value="0" calcext:value-type="percentage">
            <text:p>0.0%</text:p>
          </table:table-cell>
          <table:table-cell table:style-name="ce103" office:value-type="percentage" office:value="0" calcext:value-type="percentage">
            <text:p>0.0%</text:p>
          </table:table-cell>
          <table:table-cell table:formula="of:=[.E14]*['Hour Breakdown'.$B$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 table:visibility="collapse">
          <table:table-cell table:style-name="ce86" office:value-type="string" calcext:value-type="string">
            <text:p>Skill Level 1</text:p>
          </table:table-cell>
          <table:table-cell table:style-name="ce97" office:value-type="float" office:value="45" calcext:value-type="float">
            <text:p>$45/HR</text:p>
          </table:table-cell>
          <table:table-cell table:style-name="ce97" table:formula="of:=[.B15]+10" office:value-type="float" office:value="55" calcext:value-type="float">
            <text:p>$55/HR</text:p>
          </table:table-cell>
          <table:table-cell table:style-name="ce97" table:formula="of:=[.C15]+10" office:value-type="float" office:value="65" calcext:value-type="float">
            <text:p>$65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6" office:value-type="string" calcext:value-type="string">
            <text:p>Skill Level 2</text:p>
          </table:table-cell>
          <table:table-cell table:style-name="ce97" office:value-type="float" office:value="35" calcext:value-type="float">
            <text:p>$35/HR</text:p>
          </table:table-cell>
          <table:table-cell table:style-name="ce97" table:formula="of:=[.B16]+10" office:value-type="float" office:value="45" calcext:value-type="float">
            <text:p>$45/HR</text:p>
          </table:table-cell>
          <table:table-cell table:style-name="ce97" table:formula="of:=[.C16]+10" office:value-type="float" office:value="55" calcext:value-type="float">
            <text:p>$55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6" office:value-type="string" calcext:value-type="string">
            <text:p>Skill Level 3</text:p>
          </table:table-cell>
          <table:table-cell table:style-name="ce97" office:value-type="float" office:value="35" calcext:value-type="float">
            <text:p>$35/HR</text:p>
          </table:table-cell>
          <table:table-cell table:style-name="ce97" table:formula="of:=[.B17]+10" office:value-type="float" office:value="45" calcext:value-type="float">
            <text:p>$45/HR</text:p>
          </table:table-cell>
          <table:table-cell table:style-name="ce97" table:formula="of:=[.C17]+10" office:value-type="float" office:value="55" calcext:value-type="float">
            <text:p>$55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9" office:value-type="string" calcext:value-type="string">
            <text:p>Electrical Engineer (<text:a xlink:href="http://openingdesign.com/" xlink:type="simple">OpeningDesign</text:a>)</text:p>
          </table:table-cell>
          <table:table-cell table:style-name="ce101" table:number-columns-repeated="3"/>
          <table:table-cell table:style-name="ce100" table:formula="of:=[.F18]/[.$F$34]" office:value-type="percentage" office:value="0" calcext:value-type="percentage">
            <text:p>0.0%</text:p>
          </table:table-cell>
          <table:table-cell table:style-name="ce103" office:value-type="percentage" office:value="0" calcext:value-type="percentage">
            <text:p>0.0%</text:p>
          </table:table-cell>
          <table:table-cell table:formula="of:=[.E18]*['Hour Breakdown'.$B$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 table:visibility="collapse">
          <table:table-cell table:style-name="ce86" office:value-type="string" calcext:value-type="string">
            <text:p>Skill Level 1</text:p>
          </table:table-cell>
          <table:table-cell table:style-name="ce97" office:value-type="float" office:value="150" calcext:value-type="float">
            <text:p>$150/HR</text:p>
          </table:table-cell>
          <table:table-cell table:style-name="ce97" table:formula="of:=[.B19]+10" office:value-type="float" office:value="160" calcext:value-type="float">
            <text:p>$160/HR</text:p>
          </table:table-cell>
          <table:table-cell table:style-name="ce97" table:formula="of:=[.C19]+10" office:value-type="float" office:value="170" calcext:value-type="float">
            <text:p>$17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6" office:value-type="string" calcext:value-type="string">
            <text:p>Skill Level 2</text:p>
          </table:table-cell>
          <table:table-cell table:style-name="ce97" office:value-type="float" office:value="100" calcext:value-type="float">
            <text:p>$100/HR</text:p>
          </table:table-cell>
          <table:table-cell table:style-name="ce97" table:formula="of:=[.B20]+10" office:value-type="float" office:value="110" calcext:value-type="float">
            <text:p>$110/HR</text:p>
          </table:table-cell>
          <table:table-cell table:style-name="ce97" table:formula="of:=[.C20]+10" office:value-type="float" office:value="120" calcext:value-type="float">
            <text:p>$12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6" office:value-type="string" calcext:value-type="string">
            <text:p>Skill Level 3</text:p>
          </table:table-cell>
          <table:table-cell table:style-name="ce97" office:value-type="float" office:value="90" calcext:value-type="float">
            <text:p>$90/HR</text:p>
          </table:table-cell>
          <table:table-cell table:style-name="ce97" table:formula="of:=[.B21]+10" office:value-type="float" office:value="100" calcext:value-type="float">
            <text:p>$100/HR</text:p>
          </table:table-cell>
          <table:table-cell table:style-name="ce97" table:formula="of:=[.C21]+10" office:value-type="float" office:value="110" calcext:value-type="float">
            <text:p>$11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9" office:value-type="string" calcext:value-type="string">
            <text:p>Plumbing Engineer (<text:a xlink:href="https://rvzenteno.wordpress.com/" xlink:type="simple">Zenteno Solutions</text:a>)</text:p>
          </table:table-cell>
          <table:table-cell table:style-name="ce101" table:number-columns-repeated="3"/>
          <table:table-cell table:style-name="ce100" table:formula="of:=[.F22]/[.$F$34]" office:value-type="percentage" office:value="0" calcext:value-type="percentage">
            <text:p>0.0%</text:p>
          </table:table-cell>
          <table:table-cell table:style-name="ce103" office:value-type="percentage" office:value="0" calcext:value-type="percentage">
            <text:p>0.0%</text:p>
          </table:table-cell>
          <table:table-cell table:formula="of:=[.E22]*['Hour Breakdown'.$B$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 table:visibility="collapse">
          <table:table-cell table:style-name="ce86" office:value-type="string" calcext:value-type="string">
            <text:p>Skill Level 1</text:p>
          </table:table-cell>
          <table:table-cell table:style-name="ce97" office:value-type="float" office:value="70" calcext:value-type="float">
            <text:p>$70/HR</text:p>
          </table:table-cell>
          <table:table-cell table:style-name="ce97" table:formula="of:=[.B23]+10" office:value-type="float" office:value="80" calcext:value-type="float">
            <text:p>$80/HR</text:p>
          </table:table-cell>
          <table:table-cell table:style-name="ce97" table:formula="of:=[.C23]+10" office:value-type="float" office:value="90" calcext:value-type="float">
            <text:p>$9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6" office:value-type="string" calcext:value-type="string">
            <text:p>Skill Level 2</text:p>
          </table:table-cell>
          <table:table-cell table:style-name="ce97" office:value-type="float" office:value="60" calcext:value-type="float">
            <text:p>$60/HR</text:p>
          </table:table-cell>
          <table:table-cell table:style-name="ce97" table:formula="of:=[.B24]+10" office:value-type="float" office:value="70" calcext:value-type="float">
            <text:p>$70/HR</text:p>
          </table:table-cell>
          <table:table-cell table:style-name="ce97" table:formula="of:=[.C24]+10" office:value-type="float" office:value="80" calcext:value-type="float">
            <text:p>$8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6" office:value-type="string" calcext:value-type="string">
            <text:p>Skill Level 3</text:p>
          </table:table-cell>
          <table:table-cell table:style-name="ce97" office:value-type="float" office:value="50" calcext:value-type="float">
            <text:p>$50/HR</text:p>
          </table:table-cell>
          <table:table-cell table:style-name="ce97" table:formula="of:=[.B25]+10" office:value-type="float" office:value="60" calcext:value-type="float">
            <text:p>$60/HR</text:p>
          </table:table-cell>
          <table:table-cell table:style-name="ce97" table:formula="of:=[.C25]+10" office:value-type="float" office:value="70" calcext:value-type="float">
            <text:p>$7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9" office:value-type="string" calcext:value-type="string">
            <text:p>LEED Consulting (<text:a xlink:href="http://openingdesign.com/" xlink:type="simple">OpeningDesign</text:a>)</text:p>
          </table:table-cell>
          <table:table-cell table:style-name="ce101" table:number-columns-repeated="3"/>
          <table:table-cell table:style-name="ce100" table:formula="of:=[.F26]/[.$F$34]" office:value-type="percentage" office:value="0" calcext:value-type="percentage">
            <text:p>0.0%</text:p>
          </table:table-cell>
          <table:table-cell table:style-name="ce103" office:value-type="percentage" office:value="0" calcext:value-type="percentage">
            <text:p>0.0%</text:p>
          </table:table-cell>
          <table:table-cell table:formula="of:=[.E26]*['Hour Breakdown'.$B$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 table:visibility="collapse">
          <table:table-cell table:style-name="ce86" office:value-type="string" calcext:value-type="string">
            <text:p>Skill Level 1</text:p>
          </table:table-cell>
          <table:table-cell table:style-name="ce97" office:value-type="float" office:value="85" calcext:value-type="float">
            <text:p>$85/HR</text:p>
          </table:table-cell>
          <table:table-cell table:style-name="ce97" table:formula="of:=[.B27]+10" office:value-type="float" office:value="95" calcext:value-type="float">
            <text:p>$95/HR</text:p>
          </table:table-cell>
          <table:table-cell table:style-name="ce97" table:formula="of:=[.C27]+10" office:value-type="float" office:value="105" calcext:value-type="float">
            <text:p>$105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6" office:value-type="string" calcext:value-type="string">
            <text:p>Skill Level 2</text:p>
          </table:table-cell>
          <table:table-cell table:style-name="ce97" office:value-type="float" office:value="70" calcext:value-type="float">
            <text:p>$70/HR</text:p>
          </table:table-cell>
          <table:table-cell table:style-name="ce97" table:formula="of:=[.B28]+10" office:value-type="float" office:value="80" calcext:value-type="float">
            <text:p>$80/HR</text:p>
          </table:table-cell>
          <table:table-cell table:style-name="ce97" table:formula="of:=[.C28]+10" office:value-type="float" office:value="90" calcext:value-type="float">
            <text:p>$9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86" office:value-type="string" calcext:value-type="string">
            <text:p>Skill Level 3</text:p>
          </table:table-cell>
          <table:table-cell table:style-name="ce97" office:value-type="float" office:value="60" calcext:value-type="float">
            <text:p>$60/HR</text:p>
          </table:table-cell>
          <table:table-cell table:style-name="ce97" table:formula="of:=[.B29]+10" office:value-type="float" office:value="70" calcext:value-type="float">
            <text:p>$70/HR</text:p>
          </table:table-cell>
          <table:table-cell table:style-name="ce97" table:formula="of:=[.C29]+10" office:value-type="float" office:value="80" calcext:value-type="float">
            <text:p>$80/HR</text:p>
          </table:table-cell>
          <table:table-cell table:style-name="ce100"/>
          <table:table-cell table:style-name="ce103"/>
          <table:table-cell table:number-columns-repeated="1018"/>
        </table:table-row>
        <table:table-row table:style-name="ro1" table:visibility="collapse">
          <table:table-cell table:style-name="ce91" office:value-type="string" calcext:value-type="string" table:number-columns-spanned="4" table:number-rows-spanned="1">
            <text:p>Potential Additional Consultants</text:p>
          </table:table-cell>
          <table:covered-table-cell table:number-columns-repeated="3" table:style-name="ce101"/>
          <table:table-cell table:style-name="ce100" table:formula="of:=[.F30]/[.$F$34]" office:value-type="percentage" office:value="0" calcext:value-type="percentage">
            <text:p>0.0%</text:p>
          </table:table-cell>
          <table:table-cell table:style-name="ce103" office:value-type="percentage" office:value="0" calcext:value-type="percentage">
            <text:p>0.0%</text:p>
          </table:table-cell>
          <table:table-cell table:formula="of:=[.E30]*['Hour Breakdown'.$B$5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 table:visibility="collapse">
          <table:table-cell table:style-name="ce94" office:value-type="string" calcext:value-type="string" table:number-columns-spanned="4" table:number-rows-spanned="1">
            <text:p>• Lighting</text:p>
          </table:table-cell>
          <table:covered-table-cell table:number-columns-repeated="3" table:style-name="ce16"/>
          <table:table-cell table:style-name="ce103" table:number-columns-repeated="2"/>
          <table:table-cell table:number-columns-repeated="1018"/>
        </table:table-row>
        <table:table-row table:style-name="ro1" table:visibility="collapse">
          <table:table-cell table:style-name="ce94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16"/>
          <table:table-cell table:style-name="ce103" table:number-columns-repeated="2"/>
          <table:table-cell table:number-columns-repeated="1018"/>
        </table:table-row>
        <table:table-row table:style-name="ro1" table:visibility="collapse">
          <table:table-cell table:style-name="ce94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16"/>
          <table:table-cell table:style-name="ce103" table:number-columns-repeated="2"/>
          <table:table-cell table:number-columns-repeated="1018"/>
        </table:table-row>
        <table:table-row table:style-name="ro1">
          <table:table-cell table:style-name="ce91" office:value-type="string" calcext:value-type="string" table:number-columns-spanned="4" table:number-rows-spanned="1">
            <text:p>TOTAL</text:p>
          </table:table-cell>
          <table:covered-table-cell table:number-columns-repeated="3" table:style-name="ce98"/>
          <table:table-cell table:style-name="ce100" table:formula="of:=SUM([.E2:.E33])" office:value-type="percentage" office:value="1" calcext:value-type="percentage">
            <text:p>100.0%</text:p>
          </table:table-cell>
          <table:table-cell table:style-name="ce103" table:formula="of:=SUM([.F2:.F33])" office:value-type="percentage" office:value="0.06" calcext:value-type="percentage">
            <text:p>6.0%</text:p>
          </table:table-cell>
          <table:table-cell table:formula="of:=SUM([.G2:.G33])" office:value-type="currency" office:currency="USD" office:value="8400" calcext:value-type="currency">
            <text:p>$8,400.00</text:p>
          </table:table-cell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number:number-style style:name="N142">
      <number:text>$</number:text>
      <number:number number:decimal-places="0" loext:min-decimal-places="0" number:min-integer-digits="1" number:grouping="true"/>
      <number:text>/HR</number:text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/00/0000</text:date>, <text:time style:data-style-name="N2" text:time-value="14:39:45.4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0:08:20.708000000</meta:creation-date>
    <dc:date>2018-08-27T14:54:18.005000000</dc:date>
    <meta:editing-duration>P1DT6H34M28S</meta:editing-duration>
    <meta:editing-cycles>64</meta:editing-cycles>
    <meta:generator>LibreOffice/5.3.2.2$Windows_X86_64 LibreOffice_project/6cd4f1ef626f15116896b1d8e1398b56da0d0ee1</meta:generator>
    <meta:document-statistic meta:table-count="3" meta:cell-count="319" meta:object-count="0"/>
  </office:meta>
</office:document-meta>
</file>